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trapping-rain-water/" text:style-name="Internet_20_link" text:visited-style-name="Visited_20_Internet_20_Link"><text:span text:style-name="T3">42. Trapping Rain Water</text:span></text:a></text:p>
      <text:p text:style-name="P5"><text:span text:style-name="T1">Given </text:span><text:span text:style-name="Source_20_Text"><text:span text:style-name="T2">n</text:span></text:span><text:span text:style-name="T1"> non-negative integers representing an elevation map where the width of each bar is </text:span><text:span text:style-name="Source_20_Text"><text:span text:style-name="T2">1</text:span></text:span><text:span text:style-name="T1">, compute how much water it can trap after raining.</text:span>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height = [0,1,0,2,1,0,1,3,2,1,2,1]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</text:span></text:span><text:span text:style-name="T1"> The above elevation map (black section) is represented by array [0,1,0,2,1,0,1,3,2,1,2,1]. In this case, 6 units of rain water (blue section) are being trapped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height = [4,2,0,3,2,5]</text:span></text:p>
      <text:p text:style-name="P1"><text:span text:style-name="Strong_20_Emphasis"><text:span text:style-name="T1">Output:</text:span></text:span><text:span text:style-name="T1"> 9</text:span></text:p>
      <text:p text:style-name="P5"><text:span text:style-name="Strong_20_Emphasis"><text:span text:style-name="T1">Constraints:</text:span></text:span></text:p>
      <text:list text:style-name="L1">
        <text:list-item>
          <text:p text:style-name="P6"><text:span text:style-name="Source_20_Text"><text:span text:style-name="T2">n == height.length</text:span></text:span></text:p>
        </text:list-item>
        <text:list-item>
          <text:p text:style-name="P6"><text:span text:style-name="Source_20_Text"><text:span text:style-name="T2">1 &lt;= n &lt;= 2 * 10</text:span></text:span><text:span text:style-name="Source_20_Text"><text:span text:style-name="T1">4</text:span></text:span></text:p>
        </text:list-item>
        <text:list-item>
          <text:p text:style-name="P7"><text:span text:style-name="Source_20_Text"><text:span text:style-name="T2">0 &lt;= height[i] &lt;= 10</text:span></text:span><text:span text:style-name="Source_20_Text"><text:span text:style-name="T1">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9:38:12.302000000</meta:creation-date>
    <dc:date>2024-05-21T19:39:11.565000000</dc:date>
    <meta:editing-duration>PT1M</meta:editing-duration>
    <meta:editing-cycles>1</meta:editing-cycles>
    <meta:document-statistic meta:table-count="0" meta:image-count="0" meta:object-count="0" meta:page-count="1" meta:paragraph-count="13" meta:word-count="89" meta:character-count="518" meta:non-whitespace-character-count="445"/>
    <meta:generator>LibreOffice/24.2.0.3$Windows_X86_64 LibreOffice_project/da48488a73ddd66ea24cf16bbc4f7b9c08e9bea1</meta:generator>
  </office:meta>
</office:document-meta>
</file>